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63cc4" officeooo:paragraph-rsid="001c1ad4"/>
    </style:style>
    <style:style style:name="P8" style:family="paragraph" style:parent-style-name="Text_20_body">
      <style:text-properties style:font-name="Courier 10 Pitch" officeooo:rsid="001ba18c" officeooo:paragraph-rsid="001ba18c"/>
    </style:style>
    <style:style style:name="P9" style:family="paragraph" style:parent-style-name="Text_20_body">
      <style:text-properties style:font-name="Courier 10 Pitch" officeooo:rsid="001ed617" officeooo:paragraph-rsid="001ed617"/>
    </style:style>
    <style:style style:name="P10" style:family="paragraph" style:parent-style-name="Text_20_body">
      <style:text-properties style:font-name="Courier 10 Pitch" officeooo:paragraph-rsid="00259153"/>
    </style:style>
    <style:style style:name="P11" style:family="paragraph" style:parent-style-name="Text_20_body">
      <style:paragraph-properties fo:text-align="center" style:justify-single-word="false"/>
      <style:text-properties style:font-name="Courier 10 Pitch" officeooo:paragraph-rsid="00259153"/>
    </style:style>
    <style:style style:name="P12" style:family="paragraph" style:parent-style-name="Text_20_body">
      <style:text-properties style:font-name="Courier 10 Pitch" officeooo:rsid="00259153" officeooo:paragraph-rsid="00259153"/>
    </style:style>
    <style:style style:name="P13" style:family="paragraph" style:parent-style-name="Text_20_body">
      <style:text-properties style:font-name="Courier 10 Pitch" officeooo:rsid="00259153" officeooo:paragraph-rsid="003ab74c"/>
    </style:style>
    <style:style style:name="P14" style:family="paragraph" style:parent-style-name="Text_20_body">
      <style:text-properties style:font-name="Courier 10 Pitch" officeooo:rsid="001c1ad4" officeooo:paragraph-rsid="001c1ad4"/>
    </style:style>
    <style:style style:name="P15" style:family="paragraph" style:parent-style-name="Text_20_body">
      <style:paragraph-properties fo:text-align="start" style:justify-single-word="false"/>
      <style:text-properties style:font-name="Courier 10 Pitch" officeooo:paragraph-rsid="00336208" fo:background-color="#ffff00"/>
    </style:style>
    <style:style style:name="P16" style:family="paragraph" style:parent-style-name="Text_20_body">
      <style:text-properties style:font-name="Courier 10 Pitch" style:text-underline-style="solid" style:text-underline-width="auto" style:text-underline-color="font-color"/>
    </style:style>
    <style:style style:name="P17"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3f3e03"/>
    </style:style>
    <style:style style:name="P18"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4688ed"/>
    </style:style>
    <style:style style:name="P19" style:family="paragraph" style:parent-style-name="Text_20_body">
      <style:paragraph-properties fo:text-align="justify" style:justify-single-word="false"/>
      <style:text-properties style:font-name="Courier 10 Pitch" officeooo:paragraph-rsid="0045271c" fo:background-color="transparent"/>
    </style:style>
    <style:style style:name="P20" style:family="paragraph" style:parent-style-name="Text_20_body">
      <style:paragraph-properties fo:text-align="justify" style:justify-single-word="false"/>
      <style:text-properties style:font-name="Courier 10 Pitch"/>
    </style:style>
    <style:style style:name="P21" style:family="paragraph" style:parent-style-name="Text_20_body">
      <style:paragraph-properties fo:text-align="justify" style:justify-single-word="false"/>
      <style:text-properties style:font-name="Courier 10 Pitch" officeooo:paragraph-rsid="00421d54"/>
    </style:style>
    <style:style style:name="P22" style:family="paragraph" style:parent-style-name="Text_20_body">
      <style:paragraph-properties fo:text-align="justify" style:justify-single-word="false"/>
      <style:text-properties style:font-name="Courier 10 Pitch" officeooo:paragraph-rsid="00269a2e"/>
    </style:style>
    <style:style style:name="P23" style:family="paragraph" style:parent-style-name="Text_20_body">
      <style:paragraph-properties fo:text-align="justify" style:justify-single-word="false"/>
      <style:text-properties style:font-name="Courier 10 Pitch" officeooo:paragraph-rsid="0045271c"/>
    </style:style>
    <style:style style:name="P24" style:family="paragraph" style:parent-style-name="Text_20_body">
      <style:paragraph-properties fo:text-align="justify" style:justify-single-word="false"/>
      <style:text-properties style:font-name="Courier 10 Pitch" officeooo:paragraph-rsid="00259153"/>
    </style:style>
    <style:style style:name="P25" style:family="paragraph" style:parent-style-name="Text_20_body">
      <style:paragraph-properties fo:text-align="justify" style:justify-single-word="false"/>
      <style:text-properties style:font-name="Courier 10 Pitch" officeooo:rsid="00230c1d" officeooo:paragraph-rsid="00269a2e"/>
    </style:style>
    <style:style style:name="P26" style:family="paragraph" style:parent-style-name="Text_20_body">
      <style:text-properties style:font-name="Courier 10 Pitch" officeooo:paragraph-rsid="00498a1e"/>
    </style:style>
    <style:style style:name="P27" style:family="paragraph" style:parent-style-name="Text_20_body">
      <style:text-properties officeooo:rsid="00269a2e" officeooo:paragraph-rsid="00269a2e" fo:background-color="#ffff00"/>
    </style:style>
    <style:style style:name="P28" style:family="paragraph" style:parent-style-name="Text_20_body">
      <style:text-properties fo:color="#ffffff" style:font-name="Courier 10 Pitch" officeooo:rsid="001c1ad4" officeooo:paragraph-rsid="001c1ad4" fo:background-color="#800080"/>
    </style:style>
    <style:style style:name="P29" style:family="paragraph" style:parent-style-name="Text_20_body">
      <style:paragraph-properties fo:text-align="center" style:justify-single-word="false"/>
      <style:text-properties fo:color="#ffffff" style:font-name="Courier 10 Pitch" officeooo:paragraph-rsid="00259153" fo:background-color="#800080"/>
    </style:style>
    <style:style style:name="P30" style:family="paragraph" style:parent-style-name="Text_20_body">
      <style:text-properties officeooo:paragraph-rsid="0045271c"/>
    </style:style>
    <style:style style:name="P31" style:family="paragraph" style:parent-style-name="Text_20_body">
      <style:paragraph-properties fo:text-align="justify" style:justify-single-word="false"/>
      <style:text-properties officeooo:paragraph-rsid="0045271c"/>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ext_20_body">
      <style:text-properties style:font-name="Courier 10 Pitch"/>
    </style:style>
    <style:style style:name="P35" style:family="paragraph" style:parent-style-name="Text_20_body">
      <style:paragraph-properties fo:text-align="justify" style:justify-single-word="false"/>
      <style:text-properties style:font-name="Courier 10 Pitch" style:text-underline-style="none" officeooo:rsid="004c1cc8" officeooo:paragraph-rsid="004c1cc8"/>
    </style:style>
    <style:style style:name="P36" style:family="paragraph" style:parent-style-name="Text_20_body">
      <style:text-properties style:font-name="Courier 10 Pitch" officeooo:rsid="003d268b" officeooo:paragraph-rsid="003d268b"/>
    </style:style>
    <style:style style:name="P37" style:family="paragraph" style:parent-style-name="Text_20_body">
      <style:paragraph-properties fo:text-align="justify" style:justify-single-word="false"/>
      <style:text-properties style:font-name="Courier 10 Pitch" officeooo:rsid="00421d54" officeooo:paragraph-rsid="00421d54"/>
    </style:style>
    <style:style style:name="P38" style:family="paragraph" style:parent-style-name="Text_20_body">
      <style:paragraph-properties fo:text-align="justify" style:justify-single-word="false"/>
      <style:text-properties style:font-name="Courier 10 Pitch" officeooo:rsid="0027b6a9"/>
    </style:style>
    <style:style style:name="P39" style:family="paragraph" style:parent-style-name="Heading_20_1">
      <style:text-properties officeooo:paragraph-rsid="0045271c"/>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officeooo:rsid="0036860c" fo:background-color="#ffff00"/>
    </style:style>
    <style:style style:name="T5" style:family="text">
      <style:text-properties officeooo:rsid="0047cc55" fo:background-color="#ffff00"/>
    </style:style>
    <style:style style:name="T6" style:family="text">
      <style:text-properties officeooo:rsid="00269a2e"/>
    </style:style>
    <style:style style:name="T7" style:family="text">
      <style:text-properties officeooo:rsid="0027b6a9"/>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4688ed"/>
    </style:style>
    <style:style style:name="T11" style:family="text">
      <style:text-properties style:text-underline-style="none" officeooo:rsid="00498a1e"/>
    </style:style>
    <style:style style:name="T12" style:family="text">
      <style:text-properties officeooo:rsid="00306a81"/>
    </style:style>
    <style:style style:name="T13" style:family="text">
      <style:text-properties officeooo:rsid="0034cdd8"/>
    </style:style>
    <style:style style:name="T14" style:family="text">
      <style:text-properties officeooo:rsid="003ab74c"/>
    </style:style>
    <style:style style:name="T15" style:family="text">
      <style:text-properties officeooo:rsid="003ba190"/>
    </style:style>
    <style:style style:name="T16" style:family="text">
      <style:text-properties officeooo:rsid="003dfa4f"/>
    </style:style>
    <style:style style:name="T17" style:family="text">
      <style:text-properties officeooo:rsid="003f3e03"/>
    </style:style>
    <style:style style:name="T18" style:family="text">
      <style:text-properties officeooo:rsid="00400af0"/>
    </style:style>
    <style:style style:name="T19" style:family="text">
      <style:text-properties officeooo:rsid="0040cc6e"/>
    </style:style>
    <style:style style:name="T20" style:family="text">
      <style:text-properties officeooo:rsid="00368934"/>
    </style:style>
    <style:style style:name="T21" style:family="text">
      <style:text-properties officeooo:rsid="0041fa75"/>
    </style:style>
    <style:style style:name="T22" style:family="text">
      <style:text-properties officeooo:rsid="00421d54"/>
    </style:style>
    <style:style style:name="T23" style:family="text">
      <style:text-properties officeooo:rsid="00434d4a"/>
    </style:style>
    <style:style style:name="T24" style:family="text">
      <style:text-properties style:font-name="Courier 10 Pitch"/>
    </style:style>
    <style:style style:name="T25" style:family="text">
      <style:text-properties style:font-name="Courier 10 Pitch" fo:font-size="12pt" fo:font-weight="normal" officeooo:rsid="0040cc6e" style:font-size-asian="12pt" style:font-weight-asian="normal" style:font-size-complex="12pt" style:font-weight-complex="normal"/>
    </style:style>
    <style:style style:name="T26" style:family="text">
      <style:text-properties style:font-name="Courier 10 Pitch" fo:font-size="12pt" fo:font-weight="normal" officeooo:rsid="0024a213" style:font-size-asian="12pt" style:font-weight-asian="normal" style:font-size-complex="12pt" style:font-weight-complex="normal"/>
    </style:style>
    <style:style style:name="T27" style:family="text">
      <style:text-properties style:font-name="Courier 10 Pitch" fo:font-size="12pt" fo:font-weight="normal" officeooo:rsid="0029d7c7" style:font-size-asian="12pt" style:font-weight-asian="normal" style:font-size-complex="12pt" style:font-weight-complex="normal"/>
    </style:style>
    <style:style style:name="T28" style:family="text">
      <style:text-properties style:font-name="Courier 10 Pitch" style:text-underline-style="solid" style:text-underline-width="auto" style:text-underline-color="font-color"/>
    </style:style>
    <style:style style:name="T29" style:family="text">
      <style:text-properties officeooo:rsid="00368934" fo:background-color="transparent"/>
    </style:style>
    <style:style style:name="T30" style:family="text">
      <style:text-properties officeooo:rsid="00375c1f" fo:background-color="transparent"/>
    </style:style>
    <style:style style:name="T31" style:family="text">
      <style:text-properties officeooo:rsid="00368f3e" fo:background-color="transparent"/>
    </style:style>
    <style:style style:name="T32" style:family="text">
      <style:text-properties officeooo:rsid="0045271c"/>
    </style:style>
    <style:style style:name="T33" style:family="text">
      <style:text-properties officeooo:rsid="004688ed"/>
    </style:style>
    <style:style style:name="T34" style:family="text">
      <style:text-properties officeooo:rsid="00498a1e"/>
    </style:style>
    <style:style style:name="T35" style:family="text">
      <style:text-properties officeooo:rsid="004b09aa"/>
    </style:style>
    <style:style style:name="T36" style:family="text">
      <style:text-properties officeooo:rsid="004c1cc8"/>
    </style:style>
    <style:style style:name="T37" style:family="text">
      <style:text-properties officeooo:rsid="004cd12f"/>
    </style:style>
    <style:style style:name="T38" style:family="text">
      <style:text-properties officeooo:rsid="004e42a3"/>
    </style:style>
    <style:style style:name="T39" style:family="text">
      <style:text-properties officeooo:rsid="004f986a"/>
    </style:style>
    <style:style style:name="T40" style:family="text">
      <style:text-properties officeooo:rsid="0051111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3"/>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32"><text:a xlink:type="simple" xlink:href="#__RefHeading__210_725586611" text:style-name="Index_20_Link" text:visited-style-name="Index_20_Link">Utilisation<text:tab/>1</text:a></text:p>
          <text:p text:style-name="P32"><text:a xlink:type="simple" xlink:href="#__RefHeading__212_725586611" text:style-name="Index_20_Link" text:visited-style-name="Index_20_Link">Fonctionnalités du programme<text:tab/>3</text:a></text:p>
          <text:p text:style-name="P32"><text:a xlink:type="simple" xlink:href="#__RefHeading__214_725586611" text:style-name="Index_20_Link" text:visited-style-name="Index_20_Link">Choix d'implémentation<text:tab/>4</text:a></text:p>
          <text:p text:style-name="P32"><text:a xlink:type="simple" xlink:href="#__RefHeading__216_725586611" text:style-name="Index_20_Link" text:visited-style-name="Index_20_Link">Répartition du travail<text:tab/>4</text:a></text:p>
          <text:p text:style-name="P32"><text:a xlink:type="simple" xlink:href="#__RefHeading__218_725586611" text:style-name="Index_20_Link" text:visited-style-name="Index_20_Link">Démarche<text:tab/>4</text:a></text:p>
          <text:p text:style-name="P32"><text:a xlink:type="simple" xlink:href="#__RefHeading__420_2109789138" text:style-name="Index_20_Link" text:visited-style-name="Index_20_Link">Annexe<text:tab/>5</text:a></text:p>
          <text:p text:style-name="P33"><text:a xlink:type="simple" xlink:href="#__RefHeading__410_2109789138" text:style-name="Index_20_Link" text:visited-style-name="Index_20_Link">Pseudo-code de netanalyser<text:tab/>5</text:a></text:p>
        </text:index-body>
      </text:table-of-content>
      <text:p text:style-name="P15">/!\ PAS OUBLIER DE METTRE A JOUR LA TABLE DES MATIERES AVANT D'EXPORTER EN PDF /!\</text:p>
      <text:h text:style-name="P39" text:outline-level="1">Fonctionnalités du programme</text:h>
      <text:p text:style-name="P30"/>
      <text:p text:style-name="P23"><text:span text:style-name="T8">Fonction ping</text:span> :</text:p>
      <text:p text:style-name="P23"><text:span text:style-name="T29">- Envoi d'un message ICMP de type ECHO_REQUEST au domaine/adresse </text:span><text:span text:style-name="T30">(avec <text:s/>options éventuelles) </text:span><text:span text:style-name="T29">spécifié lors de l'exécution, afin de tester la disponibilité du destinataire.<text:line-break/>- Attente </text:span><text:span text:style-name="T31">en retour </text:span><text:span text:style-name="T29">du message ICMP de type ECHO_REPLY de la part du destinataire.</text:span></text:p>
      <text:p text:style-name="P23"><text:span text:style-name="T8">Fonction traceroute</text:span> :</text:p>
      <text:p text:style-name="P19"><text:span text:style-name="T20">- </text:span><text:span text:style-name="T19">Découverte de la route empruntée </text:span><text:span text:style-name="T21">(avec options éventuelles) </text:span><text:span text:style-name="T19">entre la machine locale et l'hôte distant </text:span><text:span text:style-name="T32">selon divers protocoles.</text:span></text:p>
      <text:p text:style-name="P31"><text:span text:style-name="T28">Fonction Reverse DNS</text:span><text:span text:style-name="T24"> :</text:span></text:p>
      <text:p text:style-name="P31"><text:span text:style-name="T25">- </text:span><text:span text:style-name="T26">permet la résolution d'un nom de domaine à partir de l'adresse IP passée en paramètre lors de l'exécution du programme, grâce au DNS </text:span><text:span text:style-name="T25">(</text:span><text:span text:style-name="T27">fonction « GetHostNameFromIP » localisée dans common.c</text:span><text:span text:style-name="T25">)</text:span></text:p>
      <text:h text:style-name="P39" text:outline-level="1"><text:soft-page-break/>Utilisation</text:h>
      <text:p text:style-name="P5"/>
      <text:p text:style-name="P10">Afin d'utiliser le programme, il suffit d<text:span text:style-name="T13">e renseigner</text:span> sur la ligne de commande :</text:p>
      <text:p text:style-name="P29"><text:span text:style-name="T33">$ </text:span>./netanalyser &lt;nom_de_domaine&gt;|&lt;adresse_ipv4&gt; <text:span text:style-name="T18">[OPTIONS]</text:span></text:p>
      <text:p text:style-name="P11"/>
      <text:p text:style-name="P17">Les options d'exécution <text:span text:style-name="T17">du programme principal (netanalyser) sont les options de ping ET de traceroute.</text:span></text:p>
      <text:p text:style-name="P35">La seule option propre à netanalyser est l'activation du log, grâce à -l (ou –log).</text:p>
      <text:p text:style-name="P18"><text:span text:style-name="T10">Les lettres des options ont été reprises des programmes traceroute et ping originaux, afin de simplifier l'adaptation et l'utilisation. </text:span><text:span text:style-name="T11">Certaines options ont été ajoutées.</text:span></text:p>
      <text:p text:style-name="P24"/>
      <text:p text:style-name="P11"/>
      <text:p text:style-name="P11"/>
      <text:p text:style-name="P12"><text:span text:style-name="T8">Les options d'exécution (ping) sont</text:span> :</text:p>
      <text:p text:style-name="P12">-i|--frequency</text:p>
      <text:p text:style-name="P10">argument : int &gt;0</text:p>
      <text:p text:style-name="P13"><text:span text:style-name="T14">(intervalle de temps entre l'envoi de chaque sond</text:span><text:span text:style-name="T15">e)</text:span></text:p>
      <text:p text:style-name="P12"/>
      <text:p text:style-name="P12">-t|--ttl</text:p>
      <text:p text:style-name="P10">argument : int &gt;0</text:p>
      <text:p text:style-name="P12">(valeur du T<text:span text:style-name="T12">T</text:span>L de la sonde)</text:p>
      <text:p text:style-name="P12"/>
      <text:p text:style-name="P12">-W|--wait</text:p>
      <text:p text:style-name="P10">argument : int &gt;0</text:p>
      <text:p text:style-name="P36">(temps d'attente maximal de réception d'une réponse)</text:p>
      <text:p text:style-name="P10"/>
      <text:p text:style-name="P12">-A|--<text:span text:style-name="T37">A</text:span>ttempts</text:p>
      <text:p text:style-name="P10">argument : int &gt;<text:span text:style-name="T40">=0</text:span></text:p>
      <text:p text:style-name="P12">(nombre de tentatives <text:span text:style-name="T38">à réitérer </text:span>en cas d'erreur)</text:p>
      <text:p text:style-name="P12"/>
      <text:p text:style-name="P12">-d|--threshold</text:p>
      <text:p text:style-name="P10">argument : int &gt;0</text:p>
      <text:p text:style-name="P12">(<text:span text:style-name="T16">seuil de variation des délais en pourcentage)</text:span></text:p>
      <text:p text:style-name="P10"><text:soft-page-break/></text:p>
      <text:p text:style-name="P10"/>
      <text:p text:style-name="P16">Les options d'exécution <text:span text:style-name="T3">(traceroute) </text:span>sont<text:span text:style-name="T9"> :</text:span></text:p>
      <text:p text:style-name="P26"><text:span text:style-name="T34">-I | -U | -T</text:span> <text:line-break/>(protocole à utiliser pour l'envoi d'une sonde, <text:span text:style-name="T34">respectivement icmp, udp et tcp </text:span><text:span text:style-name="T35">- </text:span><text:span text:style-name="T34">seul le dernier est pris en compte</text:span>)</text:p>
      <text:p text:style-name="P5"/>
      <text:p text:style-name="P5">-m|--max<text:span text:style-name="T35">-</text:span>ttl </text:p>
      <text:p text:style-name="P5">argument : int &gt;0</text:p>
      <text:p text:style-name="P5">(valeur du TTL maximum de la sonde)</text:p>
      <text:p text:style-name="P5"/>
      <text:p text:style-name="P5">-<text:span text:style-name="T35">f</text:span>|--<text:span text:style-name="T35">first-</text:spa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text:span text:style-name="T36">r</text:span></text:p>
      <text:p text:style-name="P5">argument : int &gt;0</text:p>
      <text:p text:style-name="P5">(valeur du timeout lors de l'envoi d'une sonde)</text:p>
      <text:p text:style-name="P5"/>
      <text:p text:style-name="P5">-s|--send-time<text:span text:style-name="T36">r</text:span> </text:p>
      <text:p text:style-name="P5">argument : int &gt;0</text:p>
      <text:p text:style-name="P5">(valeur du timeout lors de la réception d<text:span text:style-name="T1">e données</text:span>)</text:p>
      <text:p text:style-name="P5"/>
      <text:p text:style-name="P5">-p|--port </text:p>
      <text:p text:style-name="P5">argument : int</text:p>
      <text:p text:style-name="P5">(numéro du port à utiliser par la sonde)</text:p>
      <text:p text:style-name="P5"/>
      <text:p text:style-name="P5">-a|--attempt<text:span text:style-name="T37">s</text:span> </text:p>
      <text:p text:style-name="P5">argument : int &gt;0</text:p>
      <text:p text:style-name="P5">(nombre de tentatives <text:span text:style-name="T39">pour </text:span>chaque saut)</text:p>
      <text:h text:style-name="Heading_20_1" text:outline-level="1"><text:bookmark-start text:name="__RefHeading__214_725586611"/><text:soft-page-break/>Choix d'implémentation<text:bookmark-end text:name="__RefHeading__214_725586611"/></text:h>
      <text:p text:style-name="Text_20_body"/>
      <text:p text:style-name="P6"><text:span text:style-name="T8">Langage utilisé</text:span> : C</text:p>
      <text:p text:style-name="P6"/>
      <text:p text:style-name="P7"><text:span text:style-name="T8">Programmation modulaire</text:span> : traceroute et ping utilisent quelques fonctions communes, contenues dans common.c, mais fonctionnent indépendamment. </text:p>
      <text:p text:style-name="P7"/>
      <text:p text:style-name="P7">Il est possible de compiler traceroute ou ping pour s'en servir seuls :</text:p>
      <text:p text:style-name="P28">$ make main_traceroute &amp;&amp; ./traceroute &lt;domain&gt;</text:p>
      <text:p text:style-name="P28">$ make main_ping &amp;&amp; ./ping &lt;domain&gt;</text:p>
      <text:p text:style-name="P14">- mais également de compiler le programme netanalyser qui se sert des fonctions de traceroute et ping en même temps :</text:p>
      <text:p text:style-name="P28">$ make &amp;&amp; ./netanalyser &lt;domain&gt;</text:p>
      <text:p text:style-name="P8"/>
      <text:p text:style-name="P8">Par défaut, traceroute et ping utilisent le protocole ICMP.<text:line-break/><text:line-break/><text:span text:style-name="T5">L'adressage I</text:span><text:span text:style-name="T4">Pv6 n'est pas géré par l'application.</text:span></text:p>
      <text:h text:style-name="Heading_20_1" text:outline-level="1"/>
      <text:h text:style-name="Heading_20_1" text:outline-level="1"><text:bookmark-start text:name="__RefHeading__216_725586611"/>Répartition du travail<text:bookmark-end text:name="__RefHeading__216_725586611"/></text:h>
      <text:p text:style-name="P5">Les tâches ont été réparties comme suit :</text:p>
      <text:p text:style-name="P5"/>
      <text:p text:style-name="P5"><text:span text:style-name="T8">Valéry</text:span> : ping ICMP, rapport</text:p>
      <text:p text:style-name="P5"/>
      <text:p text:style-name="P5"><text:span text:style-name="T8">Timothée</text:span> : traceroute ICMP&amp;UDP, Reverse DNS, rapport, <text:span text:style-name="T22">makefile</text:span></text:p>
      <text:p text:style-name="P5"/>
      <text:p text:style-name="Text_20_body"><text:span text:style-name="T28">Thomas</text:span><text:span text:style-name="T24"> : traceroute TCP, rapport, ping UDP&amp;TCP</text:span></text:p>
      <text:p text:style-name="P5"/>
      <text:p text:style-name="P5"/>
      <text:p text:style-name="P5"/>
      <text:p text:style-name="P5"/>
      <text:p text:style-name="P5"/>
      <text:h text:style-name="Heading_20_1" text:outline-level="1"><text:bookmark-start text:name="__RefHeading__218_725586611"/><text:soft-page-break/>Démarche<text:bookmark-end text:name="__RefHeading__218_725586611"/></text:h>
      <text:p text:style-name="P5"><text:span text:style-name="T8">Timothée</text:span> :</text:p>
      <text:p text:style-name="P37">Travail effectué en groupe dans les salles de TP à l'UFR, afin de pouvoir s'organiser ou s'entraider. Beaucoup de développement à la <text:s/>maison également.</text:p>
      <text:p text:style-name="P37">Difficultés rencontrées :</text:p>
      <text:p text:style-name="P37">- Comprendre le poids de chaque fonction ou paramètre dans le fonctionnement global du programme à développer (cad : m'y retrouver dans la multitude de fonctions à disposition, et dans les innombrables options possibles à fournir à celles-ci)</text:p>
      <text:p text:style-name="P21"><text:span text:style-name="T22">- Assimiler le principe d'envoi et de réception (ouverture de sockets, formation de paquets, réception et traitement des données reçues, fermeture des sockets, </text:span><text:span text:style-name="T23">différence selon les protocoles utilisés</text:span><text:span text:style-name="T22">...)</text:span></text:p>
      <text:p text:style-name="P5"/>
      <text:p text:style-name="P5"><text:span text:style-name="T8">Thomas</text:span> :</text:p>
      <text:p text:style-name="P5"/>
      <text:p text:style-name="P22"><text:span text:style-name="T8">Valéry</text:span> : <text:line-break/>Le travail a été effectué lors de « sessions communes » du groupe <text:span text:style-name="T6">projet </text:span>à l'UFR de Mathématique-Informatique <text:span text:style-name="T6">pour plus de facilité de collaboration</text:span>.<text:line-break/><text:span text:style-name="T2">Une partie du travail a également été réalisée à domicile.</text:span></text:p>
      <text:p text:style-name="P25"><text:line-break/>Difficultés rencontrées :</text:p>
      <text:p text:style-name="P20">- <text:span text:style-name="T6">développement réseau : étant de profil développeur d'applications, j'ai dû me « mettre dans le bain » (lire les fonctionnements, documentations, etc. ) pour pouvoir avancer<text:line-break/><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line-break/></text:span></text:p>
      <text:p text:style-name="P20">- <text:span text:style-name="T7">Git : n'ayant utilisé auparavant que des logiciels de gestion de versions tel que Tortoise SVN, bien que les fonctionnements restent les mêmes, j'ai dû apprendre et m'habituer aux commandes git</text:span></text:p>
      <text:p text:style-name="P38"/>
      <text:p text:style-name="P38"/>
      <text:h text:style-name="Heading_20_1" text:outline-level="1"><text:bookmark-start text:name="__RefHeading__420_2109789138"/><text:soft-page-break/>Annexe<text:bookmark-end text:name="__RefHeading__420_2109789138"/></text:h>
      <text:p text:style-name="P27">Rajouter Sources <text:span text:style-name="T7">en bas du pseudo-code netanalyser</text:span>?</text:p>
      <text:h text:style-name="Heading_20_2" text:outline-level="2"><text:bookmark-start text:name="__RefHeading__410_2109789138"/>Pseudo-code de netanalyser<text:bookmark-end text:name="__RefHeading__410_2109789138"/></text:h>
      <text:p text:style-name="P9"/>
      <text:p text:style-name="P9"><text:s/>* cur_ttl := 30</text:p>
      <text:p text:style-name="P9"><text:s/>* N := 5</text:p>
      <text:p text:style-name="P9"><text:s/>* </text:p>
      <text:p text:style-name="P9"><text:s/>* if HostIsJoinable ( TTL:=64 )</text:p>
      <text:p text:style-name="P9"><text:s/>* <text:s/><text:tab/>begin loop</text:p>
      <text:p text:style-name="P9"><text:s/>* <text:s/><text:tab/><text:tab/>best_ttl := traceroute ( TTL:=cur_ttl )</text:p>
      <text:p text:style-name="P9"><text:s/>* <text:s/><text:tab/><text:tab/>if destination reached</text:p>
      <text:p text:style-name="P9"><text:s/>* <text:s/><text:tab/><text:tab/><text:tab/>while ping ( TTL:=best_ttl ) ;</text:p>
      <text:p text:style-name="P9"><text:s/>* <text:s/><text:tab/><text:tab/><text:tab/>case changed delay</text:p>
      <text:p text:style-name="P9"><text:s/>* <text:s/><text:tab/><text:tab/><text:tab/><text:tab/>continue loop</text:p>
      <text:p text:style-name="P9"><text:s/>* <text:s/><text:tab/><text:tab/><text:tab/>case packet loss</text:p>
      <text:p text:style-name="P9"><text:s/>* <text:s/><text:tab/><text:tab/><text:tab/><text:tab/>for N attempts</text:p>
      <text:p text:style-name="P9"><text:s/>* <text:s/><text:tab/><text:tab/><text:tab/><text:tab/><text:tab/>best_ttl++</text:p>
      <text:p text:style-name="P9"><text:s/>* <text:s/><text:tab/><text:tab/><text:tab/><text:tab/><text:tab/>if ping ( TTL:=best_ttl )</text:p>
      <text:p text:style-name="P9"><text:s/>* <text:s/><text:tab/><text:tab/><text:tab/><text:tab/><text:tab/><text:tab/>cur_ttl := best_ttl</text:p>
      <text:p text:style-name="P9"><text:s/>* <text:s/><text:tab/><text:tab/><text:tab/><text:tab/><text:tab/><text:tab/>continue loop</text:p>
      <text:p text:style-name="P9"><text:s/>* <text:tab/><text:tab/><text:tab/><text:tab/><text:tab/>end if</text:p>
      <text:p text:style-name="P9"><text:s/>* <text:s/><text:tab/><text:tab/><text:tab/><text:tab/>end for</text:p>
      <text:p text:style-name="P9"><text:s/>* <text:s/><text:tab/><text:tab/><text:tab/><text:tab/>print info and exit</text:p>
      <text:p text:style-name="P9"><text:s/>* <text:tab/><text:tab/><text:tab/>end case</text:p>
      <text:p text:style-name="P9"><text:s/>* <text:s/><text:tab/><text:tab/>else</text:p>
      <text:p text:style-name="P9"><text:s/>* <text:s/><text:tab/><text:tab/><text:tab/>if HostIsJoinable ( TTL:=64 )</text:p>
      <text:p text:style-name="P9"><text:s/>* <text:s/><text:tab/><text:tab/><text:tab/><text:tab/>print protocol problem</text:p>
      <text:p text:style-name="P9"><text:s/>* <text:s/><text:tab/><text:tab/><text:tab/>end if</text:p>
      <text:p text:style-name="P9"><text:s/>* <text:s/><text:tab/><text:tab/><text:tab/>print info and exit</text:p>
      <text:p text:style-name="P9"><text:s/>* <text:s/><text:tab/><text:tab/>end if</text:p>
      <text:p text:style-name="P9"><text:s/>* <text:tab/>end loop</text:p>
      <text:p text:style-name="P9"><text:s/>* else</text:p>
      <text:p text:style-name="P9"><text:s/>* <text:s/><text:tab/>print info and exit</text:p>
      <text:p text:style-name="P9"><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14:48:05</dc:date>
    <meta:editing-duration>PT4H38M58S</meta:editing-duration>
    <meta:editing-cycles>64</meta:editing-cycles>
    <meta:generator>LibreOffice/4.0.2.2$Linux_X86_64 LibreOffice_project/400m0$Build-2</meta:generator>
    <meta:document-statistic meta:table-count="0" meta:image-count="0" meta:object-count="0" meta:page-count="6" meta:paragraph-count="128" meta:word-count="940" meta:character-count="5787" meta:non-whitespace-character-count="4830"/>
  </office:meta>
</office:document-meta>
</file>